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869dc" officeooo:paragraph-rsid="001869dc" style:font-name-complex="Times New Roman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-complex="Times New Roman"/>
    </style:style>
    <style:style style:name="P3" style:family="paragraph" style:parent-style-name="Standard">
      <style:paragraph-properties fo:text-align="center" style:justify-single-word="false" style:writing-mode="rl-tb"/>
      <style:text-properties officeooo:rsid="001869dc" fo:background-color="#c6c6c6" style:font-name-complex="Times New Roman"/>
    </style:style>
    <style:style style:name="P4" style:family="paragraph" style:parent-style-name="Standard" style:master-page-name="">
      <loext:graphic-properties draw:fill="none"/>
      <style:paragraph-properties fo:margin-left="0.0618in" fo:margin-right="0in" fo:text-align="center" style:justify-single-word="false" fo:text-indent="0in" style:auto-text-indent="false" style:page-number="auto" fo:background-color="transparent" style:writing-mode="rl-tb"/>
      <style:text-properties fo:font-size="16pt" officeooo:rsid="001869dc" officeooo:paragraph-rsid="001869dc" style:font-size-asian="16pt" style:font-name-complex="Times New Roman" style:font-size-complex="16pt"/>
    </style:style>
    <style:style style:name="P5" style:family="paragraph" style:parent-style-name="Standard">
      <style:paragraph-properties fo:text-align="center" style:justify-single-word="false" style:writing-mode="rl-tb"/>
      <style:text-properties fo:font-size="20pt" officeooo:rsid="001869dc" officeooo:paragraph-rsid="001869dc" style:font-size-asian="20pt" style:font-name-complex="Times New Roman" style:font-size-complex="20pt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style:writing-mode="rl-tb"/>
      <style:text-properties fo:font-size="32pt" fo:font-weight="bold" officeooo:rsid="001869dc" officeooo:paragraph-rsid="001869dc" style:font-size-asian="32pt" style:font-weight-asian="bold" style:font-name-complex="Times New Roman" style:font-size-complex="32pt" style:font-weight-complex="bold"/>
    </style:style>
    <style:style style:name="P7" style:family="paragraph" style:parent-style-name="Standard">
      <style:paragraph-properties fo:text-align="center" style:justify-single-word="false" style:writing-mode="rl-tb"/>
      <style:text-properties fo:font-size="14pt" officeooo:rsid="001869dc" officeooo:paragraph-rsid="001869dc" fo:background-color="#c6c6c6" style:font-size-asian="14pt" style:font-name-complex="Times New Roman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 style:writing-mode="rl-tb"/>
      <style:text-properties fo:font-size="14pt" officeooo:rsid="001869dc" officeooo:paragraph-rsid="001869dc" fo:background-color="#c6c6c6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 style:writing-mode="rl-tb"/>
      <style:text-properties fo:font-size="14pt" officeooo:rsid="001869dc" officeooo:paragraph-rsid="001869dc" fo:background-color="transparent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writing-mode="rl-tb"/>
      <style:text-properties fo:font-size="14pt" officeooo:rsid="001869dc" officeooo:paragraph-rsid="001869dc" style:font-size-asian="14pt" style:font-name-complex="Times New Roman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مديرية التربية والتعليم في </text:p>
      <text:p text:style-name="P4">{{}}</text:p>
      <text:p text:style-name="P2"/>
      <text:p text:style-name="P6">سجل العلامات الجانبي</text:p>
      <text:p text:style-name="P3"/>
      <text:p text:style-name="P7"><text:tab/><text:tab/><text:tab/><text:tab/><text:tab/><text:tab/><text:tab/><text:span text:style-name="T1"><text:tab/>الصفوف<text:tab/><text:tab/></text:span><text:tab/><text:tab/><text:tab/><text:tab/><text:tab/><text:tab/></text:p>
      <text:p text:style-name="P9"/>
      <text:p text:style-name="P10">{{}}</text:p>
      <text:p text:style-name="P9"/>
      <text:p text:style-name="P9"/>
      <text:p text:style-name="P7"><text:span text:style-name="T1"><text:tab/><text:tab/><text:tab/><text:tab/><text:tab/><text:tab/><text:tab/><text:tab/>المباحث<text:tab/><text:tab/><text:tab/><text:tab/></text:span><text:tab/><text:tab/><text:tab/><text:tab/></text:p>
      <text:p text:style-name="P7"/>
      <text:p text:style-name="P10">{{}}</text:p>
      <text:p text:style-name="P7"/>
      <text:p text:style-name="P8"><text:span text:style-name="T1"><text:tab/><text:tab/><text:tab/><text:tab/><text:tab/><text:tab/><text:tab/><text:tab/>المعلم<text:tab/><text:tab/><text:tab/><text:tab/></text:span><text:tab/><text:tab/><text:tab/><text:tab/><text:span text:style-name="T1"><text:tab/></text:span></text:p>
      <text:p text:style-name="P7"/>
      <text:p text:style-name="P7"/>
      <text:p text:style-name="P10">{{}}</text:p>
      <text:p text:style-name="P7"/>
      <text:p text:style-name="P7"/>
      <text:p text:style-name="P7"><text:span text:style-name="T1"><text:tab/><text:tab/><text:tab/><text:tab/><text:tab/><text:tab/><text:tab/><text:tab/>العام الدراسي<text:tab/><text:tab/><text:tab/><text:tab/></text:span><text:tab/><text:tab/><text:tab/><text:tab/></text:p>
      <text:p text:style-name="P7"/>
      <text:p text:style-name="P10">{{}}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JO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JO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8398in" fo:margin-bottom="0.9547in" fo:margin-left="0.8075in" fo:margin-right="0.7138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0:58:20.005493136</meta:creation-date>
    <dc:date>2023-03-18T01:16:09.443981429</dc:date>
    <meta:editing-duration>PT17M37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11" meta:word-count="17" meta:character-count="164" meta:non-whitespace-character-count="92"/>
  </office:meta>
</office:document-meta>
</file>